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8b1501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803729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d9b059d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1d9d0f86" officeooo:paragraph-rsid="1d9d0f8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da1a697" officeooo:paragraph-rsid="1da1a697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da9ba17" officeooo:paragraph-rsid="1da9ba17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dbb9766" officeooo:paragraph-rsid="1db0a8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dbb9766" officeooo:paragraph-rsid="1dc7cc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1de2e269" officeooo:paragraph-rsid="1db0a8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de51740" officeooo:paragraph-rsid="1de517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de51740" officeooo:paragraph-rsid="1de6ce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de51740" officeooo:paragraph-rsid="1de6fc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de51740" officeooo:paragraph-rsid="1de7d4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de51740" officeooo:paragraph-rsid="1de8e0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de51740" officeooo:paragraph-rsid="1de9c8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de51740" officeooo:paragraph-rsid="1deb98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de51740" officeooo:paragraph-rsid="1df3c6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de51740" officeooo:paragraph-rsid="1dfdbf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df597ee" officeooo:paragraph-rsid="1df3c6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df597ee" officeooo:paragraph-rsid="1df766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df7e1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df876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df91a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dfadf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04d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0e3c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21e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386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477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2e8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556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775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8ef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991d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d25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df7e161" officeooo:paragraph-rsid="1e0e8b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1dacda97" officeooo:paragraph-rsid="1dacda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1db0a82d" officeooo:paragraph-rsid="1db0a82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1d9bb035" officeooo:paragraph-rsid="1e067dd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style:text-underline-style="none" fo:font-weight="bold" officeooo:rsid="1d99776f" officeooo:paragraph-rsid="1e0991d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1d8df3a5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1d8ab19d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style:text-underline-style="solid" style:text-underline-width="auto" style:text-underline-color="font-color" officeooo:rsid="0a7edee9" style:font-name-complex="標楷體"/>
    </style:style>
    <style:style style:name="T3" style:family="text">
      <style:text-properties style:font-name="標楷體1" style:text-underline-style="solid" style:text-underline-width="auto" style:text-underline-color="font-color" officeooo:rsid="2b6f314a"/>
    </style:style>
    <style:style style:name="T4" style:family="text">
      <style:text-properties style:font-name="標楷體1" officeooo:rsid="0a7edee9" style:font-name-complex="標楷體"/>
    </style:style>
    <style:style style:name="T5" style:family="text">
      <style:text-properties style:font-name="標楷體1" officeooo:rsid="2b6f314a"/>
    </style:style>
    <style:style style:name="T6" style:family="text">
      <style:text-properties style:font-name="標楷體1" officeooo:rsid="1d82321d"/>
    </style:style>
    <style:style style:name="T7" style:family="text">
      <style:text-properties style:font-name="標楷體1" officeooo:rsid="1d9a4dd1"/>
    </style:style>
    <style:style style:name="T8" style:family="text">
      <style:text-properties style:font-name="標楷體1" style:font-name-asian="標楷體1"/>
    </style:style>
    <style:style style:name="T9" style:family="text">
      <style:text-properties style:font-name="標楷體1" officeooo:rsid="1d9a4dd1" style:font-name-asian="標楷體1"/>
    </style:style>
    <style:style style:name="T10" style:family="text">
      <style:text-properties style:font-name="標楷體1" officeooo:rsid="1d801e5b" style:font-name-asian="標楷體1"/>
    </style:style>
    <style:style style:name="T11" style:family="text">
      <style:text-properties style:font-name="標楷體1" officeooo:rsid="1d9c396c" style:font-name-asian="標楷體1"/>
    </style:style>
    <style:style style:name="T12" style:family="text">
      <style:text-properties style:font-name="標楷體1" officeooo:rsid="1d9ddb6b" style:font-name-asian="標楷體1"/>
    </style:style>
    <style:style style:name="T13" style:family="text">
      <style:text-properties style:font-name="標楷體1" officeooo:rsid="1d803729" style:font-name-asian="標楷體1"/>
    </style:style>
    <style:style style:name="T14" style:family="text">
      <style:text-properties style:font-name="標楷體1" style:font-name-asian="標楷體1" style:font-name-complex="標楷體"/>
    </style:style>
    <style:style style:name="T15" style:family="text">
      <style:text-properties style:font-name="標楷體1" officeooo:rsid="1d9ddb6b" style:font-name-asian="標楷體1" style:font-name-complex="標楷體"/>
    </style:style>
    <style:style style:name="T16" style:family="text">
      <style:text-properties style:font-name="標楷體1" officeooo:rsid="1dacda97" style:font-name-asian="標楷體1" style:font-name-complex="標楷體"/>
    </style:style>
    <style:style style:name="T17" style:family="text">
      <style:text-properties style:font-name="標楷體1" officeooo:rsid="1da095c9" style:font-name-asian="標楷體1"/>
    </style:style>
    <style:style style:name="T18" style:family="text">
      <style:text-properties style:font-name="標楷體1" officeooo:rsid="1d99776f" style:font-name-asian="標楷體1"/>
    </style:style>
    <style:style style:name="T19" style:family="text">
      <style:text-properties style:font-name="標楷體1" officeooo:rsid="1db82eab" style:font-name-asian="標楷體1"/>
    </style:style>
    <style:style style:name="T20" style:family="text">
      <style:text-properties style:font-name="標楷體1" officeooo:rsid="1dc7cc75" style:font-name-asian="標楷體1"/>
    </style:style>
    <style:style style:name="T21" style:family="text">
      <style:text-properties style:font-name="標楷體1" officeooo:rsid="1de3a513" style:font-name-asian="標楷體1"/>
    </style:style>
    <style:style style:name="T22" style:family="text">
      <style:text-properties style:font-name="標楷體1" officeooo:rsid="1dc1d964" style:font-name-asian="標楷體1"/>
    </style:style>
    <style:style style:name="T23" style:family="text">
      <style:text-properties style:font-name="標楷體1" officeooo:rsid="1dfadfc7" style:font-name-asian="標楷體1"/>
    </style:style>
    <style:style style:name="T24" style:family="text">
      <style:text-properties style:font-name="標楷體1" officeooo:rsid="1dff4b8b" style:font-name-asian="標楷體1"/>
    </style:style>
    <style:style style:name="T25" style:family="text">
      <style:text-properties style:font-name="標楷體1" officeooo:rsid="1de51740" style:font-name-asian="標楷體1"/>
    </style:style>
    <style:style style:name="T26" style:family="text">
      <style:text-properties style:font-name="標楷體1" officeooo:rsid="1d9c396c"/>
    </style:style>
    <style:style style:name="T27" style:family="text">
      <style:text-properties style:font-name="標楷體1" officeooo:rsid="1d9ce8f8"/>
    </style:style>
    <style:style style:name="T28" style:family="text">
      <style:text-properties style:font-name="標楷體1" officeooo:rsid="1da29d0f"/>
    </style:style>
    <style:style style:name="T29" style:family="text">
      <style:text-properties style:font-name="標楷體1" officeooo:rsid="1d8ab19d"/>
    </style:style>
    <style:style style:name="T30" style:family="text">
      <style:text-properties style:font-name="標楷體1" officeooo:rsid="1db644db"/>
    </style:style>
    <style:style style:name="T31" style:family="text">
      <style:text-properties style:font-name="標楷體1" officeooo:rsid="1dc7cc75"/>
    </style:style>
    <style:style style:name="T32" style:family="text">
      <style:text-properties style:font-name="標楷體1" officeooo:rsid="1de3a513"/>
    </style:style>
    <style:style style:name="T33" style:family="text">
      <style:text-properties style:font-name="標楷體1" officeooo:rsid="1de51740"/>
    </style:style>
    <style:style style:name="T34" style:family="text">
      <style:text-properties style:font-name="標楷體1" officeooo:rsid="17cb7444"/>
    </style:style>
    <style:style style:name="T35" style:family="text">
      <style:text-properties style:font-name="標楷體1" officeooo:rsid="1de7d4f2"/>
    </style:style>
    <style:style style:name="T36" style:family="text">
      <style:text-properties style:font-name="標楷體1" officeooo:rsid="1de8e030"/>
    </style:style>
    <style:style style:name="T37" style:family="text">
      <style:text-properties style:font-name="標楷體1" officeooo:rsid="1de9c8b5"/>
    </style:style>
    <style:style style:name="T38" style:family="text">
      <style:text-properties style:font-name="標楷體1" officeooo:rsid="1d99776f"/>
    </style:style>
    <style:style style:name="T39" style:family="text">
      <style:text-properties style:font-name="標楷體1" officeooo:rsid="1db0a82d"/>
    </style:style>
    <style:style style:name="T40" style:family="text">
      <style:text-properties style:font-name="標楷體1" officeooo:rsid="1df597ee"/>
    </style:style>
    <style:style style:name="T41" style:family="text">
      <style:text-properties style:font-name="標楷體1" officeooo:rsid="1df766f1"/>
    </style:style>
    <style:style style:name="T42" style:family="text">
      <style:text-properties style:font-name="標楷體1" officeooo:rsid="1df7e161"/>
    </style:style>
    <style:style style:name="T43" style:family="text">
      <style:text-properties style:font-name="標楷體1" officeooo:rsid="1dff4b8b"/>
    </style:style>
    <style:style style:name="T44" style:family="text">
      <style:text-properties style:font-name="標楷體1" officeooo:rsid="1dbb9766"/>
    </style:style>
    <style:style style:name="T45" style:family="text">
      <style:text-properties style:font-name="標楷體1" officeooo:rsid="1d9bb035"/>
    </style:style>
    <style:style style:name="T46" style:family="text">
      <style:text-properties style:font-name="標楷體1" officeooo:rsid="1e4bd0b0"/>
    </style:style>
    <style:style style:name="T47" style:family="text">
      <style:text-properties style:font-name="標楷體1" officeooo:rsid="1e077519"/>
    </style:style>
    <style:style style:name="T48" style:family="text">
      <style:text-properties style:font-name="標楷體1" officeooo:rsid="1e0491ca"/>
    </style:style>
    <style:style style:name="T49" style:family="text">
      <style:text-properties style:font-name="標楷體1" officeooo:rsid="1e2ad9b3"/>
    </style:style>
    <style:style style:name="T50" style:family="text">
      <style:text-properties fo:color="#010101"/>
    </style:style>
    <style:style style:name="T51" style:family="text">
      <style:text-properties fo:color="#050505" style:font-name="標楷體1" officeooo:rsid="1dacda97" style:font-name-asian="標楷體1" style:font-name-complex="標楷體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font-name-complex="標楷體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style-asian="normal" style:font-name-complex="標楷體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font-name-complex="標楷體" style:text-emphasize="none"/>
    </style:style>
    <style:style style:name="T55" style:family="text">
      <style:text-properties officeooo:rsid="1d801e5b"/>
    </style:style>
    <style:style style:name="T56" style:family="text">
      <style:text-properties officeooo:rsid="1d803729"/>
    </style:style>
    <style:style style:name="T57" style:family="text">
      <style:text-properties officeooo:rsid="1d82321d"/>
    </style:style>
    <style:style style:name="T58" style:family="text">
      <style:text-properties officeooo:rsid="1d8ab19d"/>
    </style:style>
    <style:style style:name="T59" style:family="text">
      <style:text-properties officeooo:rsid="2b6f314a"/>
    </style:style>
    <style:style style:name="T60" style:family="text">
      <style:text-properties officeooo:rsid="1d99776f"/>
    </style:style>
    <style:style style:name="T61" style:family="text">
      <style:text-properties officeooo:rsid="1d9a4dd1"/>
    </style:style>
    <style:style style:name="T62" style:family="text">
      <style:text-properties style:font-name-asian="標楷體1"/>
    </style:style>
    <style:style style:name="T63" style:family="text">
      <style:text-properties officeooo:rsid="1db82eab" style:font-name-asian="標楷體1"/>
    </style:style>
    <style:style style:name="T64" style:family="text">
      <style:text-properties officeooo:rsid="1dc1d964"/>
    </style:style>
    <style:style style:name="T65" style:family="text">
      <style:text-properties officeooo:rsid="1dc7cc75"/>
    </style:style>
    <style:style style:name="T66" style:family="text">
      <style:text-properties officeooo:rsid="1de51740"/>
    </style:style>
    <style:style style:name="T67" style:family="text">
      <style:text-properties officeooo:rsid="17cb7444"/>
    </style:style>
    <style:style style:name="T68" style:family="text">
      <style:text-properties officeooo:rsid="1de8e030"/>
    </style:style>
    <style:style style:name="T69" style:family="text">
      <style:text-properties officeooo:rsid="1df7e161"/>
    </style:style>
    <style:style style:name="T70" style:family="text">
      <style:text-properties officeooo:rsid="24ffe503"/>
    </style:style>
    <style:style style:name="T71" style:family="text">
      <style:text-properties officeooo:rsid="1dfadfc7"/>
    </style:style>
    <style:style style:name="T72" style:family="text">
      <style:text-properties officeooo:rsid="1df597ee"/>
    </style:style>
    <style:style style:name="T73" style:family="text">
      <style:text-properties officeooo:rsid="1d9bb035"/>
    </style:style>
    <style:style style:name="T74" style:family="text">
      <style:text-properties officeooo:rsid="1dbb9766"/>
    </style:style>
    <style:style style:name="T75" style:family="text">
      <style:text-properties officeooo:rsid="1e0491ca"/>
    </style:style>
    <style:style style:name="T76" style:family="text">
      <style:text-properties style:font-name="Arial" style:font-name-asian="Arial"/>
    </style:style>
    <style:style style:name="T77" style:family="text">
      <style:text-properties style:font-name="Arial" officeooo:rsid="1d801e5b" style:font-name-asian="Arial"/>
    </style:style>
    <style:style style:name="T78" style:family="text">
      <style:text-properties style:font-name="Arial" officeooo:rsid="1d9a4dd1" style:font-name-asian="Arial"/>
    </style:style>
    <style:style style:name="T79" style:family="text">
      <style:text-properties style:font-name="Arial" officeooo:rsid="1d803729" style:font-name-asian="Arial"/>
    </style:style>
    <style:style style:name="T80" style:family="text">
      <style:text-properties style:font-name="Arial" officeooo:rsid="1d8ab19d" style:font-name-asian="Arial"/>
    </style:style>
    <style:style style:name="T81" style:family="text">
      <style:text-properties style:font-name="Arial" officeooo:rsid="1d99776f" style:font-name-asian="Arial"/>
    </style:style>
    <style:style style:name="T82" style:family="text">
      <style:text-properties style:font-name="Arial" style:font-name-asian="Arial" style:font-name-complex="標楷體"/>
    </style:style>
    <style:style style:name="T83" style:family="text">
      <style:text-properties style:font-name="Arial" officeooo:rsid="1dacda97" style:font-name-asian="Arial" style:font-name-complex="標楷體"/>
    </style:style>
    <style:style style:name="T84" style:family="text">
      <style:text-properties style:font-name="Arial" officeooo:rsid="1db82eab" style:font-name-asian="Arial"/>
    </style:style>
    <style:style style:name="T85" style:family="text">
      <style:text-properties style:font-name="Arial" officeooo:rsid="1dc1d964" style:font-name-asian="Arial"/>
    </style:style>
    <style:style style:name="T86" style:family="text">
      <style:text-properties style:font-name="Arial" officeooo:rsid="1de8e030" style:font-name-asian="Arial"/>
    </style:style>
    <style:style style:name="T87" style:family="text">
      <style:text-properties style:font-name="Arial" officeooo:rsid="1de51740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098433" text:style-name="L1">
        <text:list-item>
          <text:p text:style-name="P1"><text:bookmark-start text:name="第1章"/>第<text:span text:style-name="T30">1</text:span>章<text:bookmark-end text:name="第1章"/></text:p>
          <text:list>
            <text:list-item>
              <text:p text:style-name="P1"><text:span text:style-name="T7">elect</text:span><text:span text:style-name="T9"> </text:span><text:span text:style-name="T77">↔</text:span><text:span text:style-name="T10">（基</text:span><text:span text:style-name="T55">督教 認定的）被聖靈充滿的人、（日月神示 認定的）身魂。</text:span></text:p>
            </text:list-item>
            <text:list-item>
              <text:p text:style-name="P2"><text:span text:style-name="T9">righteous </text:span><text:span text:style-name="T78">↔</text:span><text:span text:style-name="T61">（基督教 認定的）</text:span>義人、<text:span text:style-name="T9">（</text:span><text:span text:style-name="T61">基督教 認定的）先知</text:span>。</text:p>
              <text:list>
                <text:list-item>
                  <text:p text:style-name="P2">明顯例子，（以西結書 的）以西結。</text:p>
                  <text:list>
                    <text:list-item>
                      <text:p text:style-name="P42"><text:span text:style-name="T4">（以西結書 在 </text:span><text:span text:style-name="T2">神、預言</text:span><text:span text:style-name="T4"> 文件群的 </text:span><text:span text:style-name="T2">以西結書</text:span><text:span text:style-name="T4">）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17">living in the </text:span><text:span text:style-name="T12">day of tribulation</text:span><text:span text:style-name="T8"> </text:span><text:span text:style-name="T79">↔</text:span><text:span text:style-name="T13">（</text:span><text:span text:style-name="T56">基督教 認定的）末日審判。</text:span></text:p>
            </text:list-item>
            <text:list-item>
              <text:p text:style-name="P5"><text:span text:style-name="T1">God </text:span><text:span text:style-name="T76">↔</text:span><text:span text:style-name="T1">（基督教 認定的）耶和華</text:span>。</text:p>
            </text:list-item>
            <text:list-item>
              <text:p text:style-name="P4"><text:span text:style-name="T11">t</text:span><text:span text:style-name="T9">he Holy One </text:span><text:span text:style-name="T80">↔</text:span><text:span text:style-name="T29"> </text:span><text:span text:style-name="T58">未知的敬畏</text:span><text:span text:style-name="T9">、（以諾書 認定的）</text:span>至高的聖者。</text:p>
              <text:list>
                <text:list-item>
                  <text:p text:style-name="P43"><text:span text:style-name="T59">（未知的敬畏 的 描述 在</text:span><text:span text:style-name="T5"> </text:span><text:span text:style-name="T3">_</text:span><text:span text:style-name="T5"> 文</text:span><text:span text:style-name="T59">件群的 </text:span><text:span text:style-name="T52">宗教</text:span><text:span text:style-name="T54"> 的 </text:span><text:span text:style-name="T53">未知的敬畏</text:span><text:span text:style-name="T59">）</text:span></text:p>
                </text:list-item>
              </text:list>
            </text:list-item>
            <text:list-item>
              <text:p text:style-name="P4"><text:span text:style-name="T7">an</text:span><text:span text:style-name="T9">gle </text:span><text:span text:style-name="T78">↔</text:span><text:span text:style-name="T9"> 第</text:span><text:span text:style-name="T61">二層級文明（以上）的 </text:span><text:span text:style-name="T6">&lt;?2&gt;</text:span><text:span text:style-name="T57">個體。</text:span></text:p>
            </text:list-item>
            <text:list-item>
              <text:p text:style-name="P3"><text:span text:style-name="T26">a </text:span><text:span text:style-name="T27">remote</text:span><text:span text:style-name="T26"> one which </text:span><text:span text:style-name="T11">is</text:span><text:span text:style-name="T8"> </text:span><text:span text:style-name="T81">↔</text:span><text:span text:style-name="T18">（啟示錄 認定的）彌賽</text:span><text:span text:style-name="T60">亞 降臨的 時代。</text:span></text:p>
            </text:list-item>
            <text:list-item>
              <text:p text:style-name="P6"><text:span text:style-name="T1">the eternal God </text:span><text:span text:style-name="T76">↔</text:span><text:span text:style-name="T1"> 船內文明的 &lt;?</text:span><text:span text:style-name="T28">2&gt;</text:span><text:span text:style-name="T1">個體</text:span>。<text:span text:style-name="T50">、（基督教 認定的）彌賽亞</text:span></text:p>
            </text:list-item>
            <text:list-item>
              <text:p text:style-name="P7"><text:span text:style-name="T15">t</text:span><text:span text:style-name="T14">he eternal God will tread upon the earth </text:span><text:span text:style-name="T82">↔</text:span><text:span text:style-name="T14">（人類 認定的）外星人、UFO 現身、降臨。</text:span></text:p>
            </text:list-item>
            <text:list-item>
              <text:p text:style-name="P7"><text:span text:style-name="T15">（</text:span><text:span text:style-name="T16">even</text:span><text:span text:style-name="T15">）</text:span><text:span text:style-name="T16">on Mount Sinai </text:span><text:span text:style-name="T83">↔</text:span><text:span text:style-name="T16">（即便）在 錫安山。</text:span><text:span text:style-name="T51">、網路</text:span></text:p>
            </text:list-item>
            <text:list-item>
              <text:p text:style-name="P38"><text:span text:style-name="T8">camp </text:span><text:span text:style-name="T76">↔</text:span><text:span text:style-name="T8">（基督教 認定的）新耶路撒冷城</text:span><text:span text:style-name="T62">。</text:span></text:p>
            </text:list-item>
            <text:list-item>
              <text:p text:style-name="P39"><text:span text:style-name="T8">Watchers </text:span><text:span text:style-name="T76">↔</text:span><text:span text:style-name="T8">（舊約聖經 認定的）天使</text:span><text:span text:style-name="T62">。</text:span></text:p>
            </text:list-item>
          </text:list>
        </text:list-item>
        <text:list-item>
          <text:p text:style-name="P39"><text:bookmark-start text:name="第2章"/><text:span text:style-name="T8">第2</text:span><text:span text:style-name="T62">章</text:span><text:bookmark-end text:name="第2章"/></text:p>
          <text:list>
            <text:list-item>
              <text:p text:style-name="P39"><text:span text:style-name="T8">第2</text:span><text:span text:style-name="T62">章的內容 </text:span><text:span text:style-name="T84">↔</text:span><text:span text:style-name="T63">（傳道書 認定的）有時。</text:span></text:p>
            </text:list-item>
          </text:list>
        </text:list-item>
        <text:list-item>
          <text:p text:style-name="P39"><text:bookmark-start text:name="第3章"/><text:span text:style-name="T19">第3</text:span><text:span text:style-name="T63">章</text:span><text:bookmark-end text:name="第3章"/></text:p>
        </text:list-item>
        <text:list-item>
          <text:p text:style-name="P8"><text:bookmark-start text:name="第4章"/>第<text:span text:style-name="T1">4</text:span>章<text:bookmark-end text:name="第4章"/></text:p>
        </text:list-item>
        <text:list-item>
          <text:p text:style-name="P8"><text:bookmark-start text:name="第5章"/><text:span text:style-name="T8">第5</text:span>章<text:bookmark-end text:name="第5章"/></text:p>
          <text:list>
            <text:list-item>
              <text:p text:style-name="P10"><text:span text:style-name="T21">trees cover themselves</text:span><text:span text:style-name="T8"> </text:span><text:span text:style-name="T76">↔</text:span><text:span text:style-name="T8">（</text:span>傳道書 認定的）有時。</text:p>
            </text:list-item>
            <text:list-item>
              <text:p text:style-name="P8"><text:span text:style-name="T32">commandmen</text:span><text:span text:style-name="T21">ts</text:span><text:span text:style-name="T8"> </text:span><text:span text:style-name="T85">↔</text:span><text:span text:style-name="T22">（道</text:span><text:span text:style-name="T64">家 認定的）德、（儒家 認定的）仁、（基督教 認定的）愛 一切的一切。</text:span></text:p>
              <text:list>
                <text:list-item>
                  <text:p text:style-name="P9">明顯例子，互助、幫助他人、施比收更有福、愛人、被愛、心靈平靜、共生、守護地球個體。</text:p>
                </text:list-item>
                <text:list-item>
                  <text:p text:style-name="P9">明顯例子，某一特定人類個體 德、仁、愛 自己、其他人類個體、動物個體、植物個體。</text:p>
                  <text:list>
                    <text:list-item>
                      <text:p text:style-name="P9">該個體 德、仁、愛 生態圈個體、地球個體、太陽系個體、<text:span text:style-name="T1">&lt;?</text:span><text:span text:style-name="T31">a&gt;</text:span><text:span text:style-name="T65">個體</text:span>、<text:span text:style-name="T8">&lt;_?</text:span><text:span text:style-name="T20">3_&gt;個</text:span><text:span text:style-name="T65">體</text:span>。</text:p>
                    </text:list-item>
                    <text:list-item>
                      <text:p text:style-name="P9">該個體 德、仁、愛 無機體個體、有機體個體、游離體個體、所有個體、一切的一切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第6章"/>第<text:span text:style-name="T33">6</text:span><text:span text:style-name="T66">章</text:span><text:bookmark-end text:name="第6章"/></text:p>
          <text:list>
            <text:list-item>
              <text:p text:style-name="P9">話說從頭、從頭開始說。</text:p>
            </text:list-item>
          </text:list>
        </text:list-item>
        <text:list-item>
          <text:p text:style-name="P9"><text:bookmark-start text:name="第7章"/>第<text:span text:style-name="T8">7章</text:span><text:bookmark-end text:name="第7章"/></text:p>
          <text:list>
            <text:list-item>
              <text:p text:style-name="P11"><text:span text:style-name="T1">earth </text:span><text:span text:style-name="T76">↔</text:span><text:span text:style-name="T1"> </text:span>地球。</text:p>
            </text:list-item>
          </text:list>
        </text:list-item>
        <text:list-item>
          <text:p text:style-name="P12"><text:bookmark-start text:name="第8章"/><text:span text:style-name="T67">第</text:span><text:span text:style-name="T34">8</text:span><text:span text:style-name="T67">章</text:span><text:bookmark-end text:name="第8章"/></text:p>
        </text:list-item>
        <text:list-item>
          <text:p text:style-name="P13"><text:bookmark-start text:name="第9章"/><text:span text:style-name="T67">第</text:span><text:span text:style-name="T34">9</text:span><text:span text:style-name="T67">章</text:span><text:bookmark-end text:name="第9章"/></text:p>
        </text:list-item>
        <text:list-item>
          <text:p text:style-name="P14"><text:bookmark-start text:name="第10章"/><text:span text:style-name="T67">第</text:span><text:span text:style-name="T35">10</text:span><text:span text:style-name="T67">章</text:span><text:bookmark-end text:name="第10章"/></text:p>
          <text:list>
            <text:list-item>
              <text:p text:style-name="P14">（第<text:span text:style-name="T1">10</text:span>章的）第<text:span text:style-name="T36">18</text:span>節 <text:span text:style-name="T86">↔</text:span><text:span text:style-name="T68">（人類 認定的）</text:span><text:span text:style-name="T36">18</text:span><text:span text:style-name="T68">世紀。</text:span></text:p>
            </text:list-item>
            <text:list-item>
              <text:p text:style-name="P15">（第<text:span text:style-name="T1">10</text:span>章的）第<text:span text:style-name="T36">19</text:span>節 <text:span text:style-name="T86">↔</text:span><text:span text:style-name="T68">（人類 認定的）</text:span><text:span text:style-name="T36">19</text:span><text:span text:style-name="T68">世紀。</text:span></text:p>
            </text:list-item>
            <text:list-item>
              <text:p text:style-name="P15">（第<text:span text:style-name="T1">10</text:span>章的）第<text:span text:style-name="T1">2</text:span><text:span text:style-name="T36">0</text:span>節 <text:span text:style-name="T86">↔</text:span><text:span text:style-name="T68">（人類 認定的）</text:span><text:span text:style-name="T36">20</text:span><text:span text:style-name="T68">世紀。</text:span></text:p>
            </text:list-item>
            <text:list-item>
              <text:p text:style-name="P15">（第<text:span text:style-name="T1">10</text:span>章的）第<text:span text:style-name="T1">21</text:span>節 <text:span text:style-name="T86">↔</text:span><text:span text:style-name="T68">（人類 認定的）</text:span><text:span text:style-name="T36">21</text:span><text:span text:style-name="T68">世紀。</text:span></text:p>
            </text:list-item>
            <text:list-item>
              <text:p text:style-name="P15">（第<text:span text:style-name="T1">10</text:span>章的）第<text:span text:style-name="T1">2</text:span><text:span text:style-name="T36">2</text:span>節 <text:span text:style-name="T86">↔</text:span><text:span text:style-name="T68">（人類 認定的）</text:span><text:span text:style-name="T36">22</text:span><text:span text:style-name="T68">世紀。</text:span></text:p>
            </text:list-item>
          </text:list>
        </text:list-item>
        <text:list-item>
          <text:p text:style-name="P16"><text:bookmark-start text:name="第11章"/><text:span text:style-name="T67">第</text:span><text:span text:style-name="T37">11</text:span><text:span text:style-name="T67">章</text:span><text:bookmark-end text:name="第11章"/></text:p>
          <text:list>
            <text:list-item>
              <text:p text:style-name="P17">那些日子 <text:span text:style-name="T86">↔</text:span><text:span text:style-name="T38">（啟示錄 認定的）新耶路撒冷城。</text:span></text:p>
            </text:list-item>
          </text:list>
        </text:list-item>
        <text:list-item>
          <text:p text:style-name="P18"><text:bookmark-start text:name="第12章"/><text:span text:style-name="T67">第</text:span><text:span text:style-name="T37">1</text:span><text:span text:style-name="T39">2</text:span><text:span text:style-name="T67">章</text:span><text:bookmark-end text:name="第12章"/></text:p>
          <text:list>
            <text:list-item>
              <text:p text:style-name="P19"><text:span text:style-name="T40">Watchers</text:span><text:span text:style-name="T1"> </text:span><text:span text:style-name="T86">↔</text:span><text:span text:style-name="T38">（以諾書 認定的）</text:span><text:span text:style-name="T36">守望者、天上的眾子、天上的使者</text:span>。</text:p>
            </text:list-item>
            <text:list-item>
              <text:p text:style-name="P20"><text:span text:style-name="T1">the Holy Ones</text:span>。</text:p>
            </text:list-item>
          </text:list>
        </text:list-item>
        <text:list-item>
          <text:p text:style-name="P21"><text:bookmark-start text:name="第13章"/><text:span text:style-name="T67">第</text:span><text:span text:style-name="T37">1</text:span><text:span text:style-name="T41">3</text:span><text:span text:style-name="T67">章</text:span><text:bookmark-end text:name="第13章"/></text:p>
        </text:list-item>
        <text:list-item>
          <text:p text:style-name="P21"><text:bookmark-start text:name="第14章"/>第<text:span text:style-name="T42">14</text:span><text:span text:style-name="T69">章</text:span><text:bookmark-end text:name="第14章"/></text:p>
          <text:list>
            <text:list-item>
              <text:p text:style-name="P22"><text:span text:style-name="T1">the Holy Great One</text:span>。</text:p>
            </text:list-item>
            <text:list-item>
              <text:p text:style-name="P23"><text:span text:style-name="T1">the Great One</text:span>。</text:p>
            </text:list-item>
            <text:list-item>
              <text:p text:style-name="P24"><text:span text:style-name="T1">理解智慧話語的能力</text:span><text:span text:style-name="T66"> </text:span><text:span text:style-name="T87">↔</text:span><text:span text:style-name="T38">（基督教 認定的）</text:span><text:span text:style-name="T70">屬靈</text:span><text:span text:style-name="T38">。</text:span></text:p>
            </text:list-item>
            <text:list-item>
              <text:p text:style-name="P25"><text:span text:style-name="T1">能力</text:span><text:span text:style-name="T66"> </text:span><text:span text:style-name="T87">↔</text:span><text:span text:style-name="T66"> 權限。</text:span></text:p>
              <text:list>
                <text:list-item>
                  <text:p text:style-name="P25">明顯例子<text:span text:style-name="T8">，L</text:span><text:span text:style-name="T23">inux</text:span><text:span text:style-name="T71">作業系統，寫入（某一特定檔案 的）權限。</text:span></text:p>
                </text:list-item>
              </text:list>
            </text:list-item>
            <text:list-item>
              <text:p text:style-name="P26"><text:span text:style-name="T1">the Great </text:span><text:span text:style-name="T43">Glor</text:span><text:span text:style-name="T24">y</text:span><text:span text:style-name="T25"> </text:span><text:span text:style-name="T87">↔</text:span><text:span text:style-name="T18">（以諾</text:span><text:span text:style-name="T38">書 認定的）主、上帝</text:span><text:span text:style-name="T1">。</text:span></text:p>
            </text:list-item>
          </text:list>
        </text:list-item>
        <text:list-item>
          <text:p text:style-name="P27"><text:bookmark-start text:name="第15章"/><text:span text:style-name="T72">第</text:span><text:span text:style-name="T1">1</text:span><text:span text:style-name="T44">5</text:span>章<text:bookmark-end text:name="第15章"/></text:p>
        </text:list-item>
        <text:list-item>
          <text:p text:style-name="P28"><text:bookmark-start text:name="第16章"/><text:span text:style-name="T73">第</text:span><text:span text:style-name="T45">1</text:span><text:span text:style-name="T46">6</text:span><text:span text:style-name="T73">章</text:span><text:bookmark-end text:name="第16章"/></text:p>
          <text:list>
            <text:list-item>
              <text:p text:style-name="P29">肉體<text:span text:style-name="T25"> </text:span><text:span text:style-name="T87">↔</text:span><text:span text:style-name="T25"> 肉質層、（道家 認定的）魄</text:span>。</text:p>
            </text:list-item>
            <text:list-item>
              <text:p text:style-name="P29">魂<text:span text:style-name="T25"> </text:span><text:span text:style-name="T87">↔</text:span><text:span text:style-name="T25"> 意識層、（道家 認定的）心神。</text:span></text:p>
            </text:list-item>
            <text:list-item>
              <text:p text:style-name="P30">靈<text:span text:style-name="T25"> </text:span><text:span text:style-name="T87">↔</text:span><text:span text:style-name="T25"> 意識層、（道家 認定的）元神。</text:span></text:p>
            </text:list-item>
            <text:list-item>
              <text:p text:style-name="P31">終結的那一天、大審判的日子、偉大的審判<text:span text:style-name="T66"> </text:span><text:span text:style-name="T87">↔</text:span><text:span text:style-name="T38">（啟示錄 認定的）末日審判。</text:span></text:p>
            </text:list-item>
          </text:list>
        </text:list-item>
        <text:list-item>
          <text:p text:style-name="P32"><text:bookmark-start text:name="第17章"/><text:span text:style-name="T73">第</text:span><text:span text:style-name="T45">1</text:span><text:span text:style-name="T44">7</text:span><text:span text:style-name="T74">章</text:span><text:bookmark-end text:name="第17章"/></text:p>
        </text:list-item>
        <text:list-item>
          <text:p text:style-name="P40"><text:bookmark-start text:name="第18章"/><text:span text:style-name="T8">第18</text:span><text:span text:style-name="T62">章</text:span><text:bookmark-end text:name="第18章"/></text:p>
        </text:list-item>
        <text:list-item>
          <text:p text:style-name="P33"><text:bookmark-start text:name="第19章"/><text:span text:style-name="T45">第1</text:span><text:span text:style-name="T47">9</text:span><text:span text:style-name="T45">章</text:span><text:bookmark-end text:name="第19章"/></text:p>
        </text:list-item>
        <text:list-item>
          <text:p text:style-name="P33"><text:bookmark-start text:name="第20章"/><text:span text:style-name="T45">第</text:span><text:span text:style-name="T47">20</text:span><text:span text:style-name="T45">章</text:span><text:bookmark-end text:name="第20章"/></text:p>
        </text:list-item>
        <text:list-item>
          <text:p text:style-name="P34"><text:bookmark-start text:name="第21章"/><text:span text:style-name="T75">第</text:span><text:span text:style-name="T48">21</text:span><text:span text:style-name="T75">章</text:span><text:bookmark-end text:name="第21章"/></text:p>
        </text:list-item>
        <text:list-item>
          <text:p text:style-name="P35"><text:bookmark-start text:name="第22章"/><text:span text:style-name="T75">第</text:span><text:span text:style-name="T48">2</text:span><text:span text:style-name="T49">2</text:span><text:span text:style-name="T75">章</text:span><text:bookmark-end text:name="第22章"/></text:p>
          <text:list>
            <text:list-item>
              <text:p text:style-name="P35">偉大的審判<text:span text:style-name="T66"> </text:span><text:span text:style-name="T87">↔</text:span><text:span text:style-name="T38">（啟示錄 認定的）末日審判。</text:span></text:p>
            </text:list-item>
            <text:list-item>
              <text:p text:style-name="P41">義人、罪人、哀告者。</text:p>
            </text:list-item>
          </text:list>
        </text:list-item>
        <text:list-item>
          <text:p text:style-name="P36"><text:bookmark-start text:name="第23章"/><text:span text:style-name="T75">第</text:span><text:span text:style-name="T48">2</text:span><text:span text:style-name="T41">3</text:span><text:span text:style-name="T72">章</text:span><text:bookmark-end text:name="第23章"/></text:p>
        </text:list-item>
        <text:list-item>
          <text:p text:style-name="P37"><text:bookmark-start text:name="第24章"/><text:span text:style-name="T75">第</text:span><text:span text:style-name="T48">2</text:span><text:span text:style-name="T5">4</text:span><text:span text:style-name="T75">章</text:span><text:bookmark-end text:name="第24章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36:07.377000000</dc:date>
    <meta:editing-duration>P11DT8H18M2S</meta:editing-duration>
    <meta:editing-cycles>7134</meta:editing-cycles>
    <meta:document-statistic meta:table-count="0" meta:image-count="0" meta:object-count="0" meta:page-count="1" meta:paragraph-count="68" meta:word-count="1029" meta:character-count="1487" meta:non-whitespace-character-count="1357"/>
  </office:meta>
</office:document-meta>
</file>